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28a7f" officeooo:paragraph-rsid="00028a7f"/>
    </style:style>
    <style:style style:name="P2" style:family="paragraph" style:parent-style-name="Standard">
      <style:text-properties style:font-name="Ubuntu" officeooo:rsid="0006aa71" officeooo:paragraph-rsid="000a1717"/>
    </style:style>
    <style:style style:name="P3" style:family="paragraph" style:parent-style-name="Standard">
      <style:text-properties style:font-name="Ubuntu" officeooo:rsid="0003e7f6" officeooo:paragraph-rsid="0010fa27"/>
    </style:style>
    <style:style style:name="P4" style:family="paragraph" style:parent-style-name="Standard">
      <style:text-properties style:font-name="Ubuntu" fo:font-weight="bold" officeooo:rsid="00028a7f" officeooo:paragraph-rsid="00028a7f" style:font-weight-asian="bold" style:font-weight-complex="bold"/>
    </style:style>
    <style:style style:name="P5" style:family="paragraph" style:parent-style-name="Standard">
      <style:text-properties style:font-name="Ubuntu" fo:font-weight="bold" officeooo:rsid="00087119" officeooo:paragraph-rsid="000a1717" style:font-weight-asian="bold" style:font-weight-complex="bold"/>
    </style:style>
    <style:style style:name="P6" style:family="paragraph" style:parent-style-name="Standard">
      <style:text-properties style:font-name="Ubuntu" fo:font-weight="bold" officeooo:rsid="0010fa27" officeooo:paragraph-rsid="0010fa27" style:font-weight-asian="bold" style:font-weight-complex="bold"/>
    </style:style>
    <style:style style:name="P7" style:family="paragraph" style:parent-style-name="Standard">
      <style:text-properties style:font-name="Ubuntu" officeooo:rsid="000561cc" officeooo:paragraph-rsid="00068002"/>
    </style:style>
    <style:style style:name="P8" style:family="paragraph" style:parent-style-name="Standard">
      <style:text-properties style:font-name="Ubuntu" officeooo:rsid="00068002" officeooo:paragraph-rsid="000a1717"/>
    </style:style>
    <style:style style:name="P9" style:family="paragraph" style:parent-style-name="Standard">
      <style:text-properties style:font-name="Ubuntu" officeooo:rsid="00087119" officeooo:paragraph-rsid="000a1717"/>
    </style:style>
    <style:style style:name="P10" style:family="paragraph" style:parent-style-name="Standard">
      <style:text-properties style:font-name="Ubuntu" fo:font-weight="normal" officeooo:rsid="000561cc" officeooo:paragraph-rsid="000ccf49" style:font-weight-asian="normal" style:font-weight-complex="normal"/>
    </style:style>
    <style:style style:name="P11" style:family="paragraph" style:parent-style-name="Standard">
      <style:text-properties style:font-name="Ubuntu" fo:font-weight="normal" officeooo:rsid="00028a7f" officeooo:paragraph-rsid="00028a7f" style:font-weight-asian="normal" style:font-weight-complex="normal"/>
    </style:style>
    <style:style style:name="P12" style:family="paragraph" style:parent-style-name="Standard">
      <style:text-properties style:font-name="Ubuntu" fo:font-weight="normal" officeooo:rsid="000ccf49" officeooo:paragraph-rsid="000ccf49" style:font-weight-asian="normal" style:font-weight-complex="normal"/>
    </style:style>
    <style:style style:name="P13" style:family="paragraph" style:parent-style-name="Standard">
      <style:text-properties style:font-name="Ubuntu" fo:font-weight="normal" officeooo:rsid="000e3b68" officeooo:paragraph-rsid="000e3b68" style:font-weight-asian="normal" style:font-weight-complex="normal"/>
    </style:style>
    <style:style style:name="P14" style:family="paragraph" style:parent-style-name="Standard">
      <style:text-properties style:font-name="Ubuntu" fo:font-weight="normal" officeooo:rsid="000eda9f" officeooo:paragraph-rsid="000eda9f" style:font-weight-asian="normal" style:font-weight-complex="normal"/>
    </style:style>
    <style:style style:name="P15" style:family="paragraph" style:parent-style-name="Standard">
      <style:text-properties style:font-name="Ubuntu" fo:font-weight="normal" officeooo:rsid="00105703" officeooo:paragraph-rsid="00105703" style:font-weight-asian="normal" style:font-weight-complex="normal"/>
    </style:style>
    <style:style style:name="P16" style:family="paragraph" style:parent-style-name="Standard">
      <style:text-properties style:font-name="Ubuntu" fo:font-weight="normal" officeooo:rsid="0012f447" officeooo:paragraph-rsid="0012f447" style:font-weight-asian="normal" style:font-weight-complex="normal"/>
    </style:style>
    <style:style style:name="P17" style:family="paragraph" style:parent-style-name="Standard">
      <style:text-properties style:font-name="Ubuntu" fo:font-weight="normal" officeooo:rsid="00139e37" officeooo:paragraph-rsid="00139e37" style:font-weight-asian="normal" style:font-weight-complex="normal"/>
    </style:style>
    <style:style style:name="P18" style:family="paragraph" style:parent-style-name="Standard">
      <style:text-properties style:font-name="Ubuntu" fo:font-weight="normal" officeooo:rsid="00143911" officeooo:paragraph-rsid="00143911" style:font-weight-asian="normal" style:font-weight-complex="normal"/>
    </style:style>
    <style:style style:name="P19" style:family="paragraph" style:parent-style-name="Standard">
      <style:text-properties style:font-name="Ubuntu" officeooo:rsid="000a1717" officeooo:paragraph-rsid="000b8b07"/>
    </style:style>
    <style:style style:name="P20" style:family="paragraph" style:parent-style-name="Standard">
      <style:text-properties style:font-name="Ubuntu" officeooo:rsid="000a1717" officeooo:paragraph-rsid="00123e38"/>
    </style:style>
    <style:style style:name="P21" style:family="paragraph" style:parent-style-name="Standard">
      <style:text-properties style:font-name="Ubuntu" officeooo:rsid="000b8b07" officeooo:paragraph-rsid="000b8b07"/>
    </style:style>
    <style:style style:name="P22" style:family="paragraph" style:parent-style-name="Standard">
      <style:text-properties style:font-name="Ubuntu" officeooo:rsid="000ccf49" officeooo:paragraph-rsid="000ccf49"/>
    </style:style>
    <style:style style:name="P23" style:family="paragraph" style:parent-style-name="Standard">
      <style:text-properties style:font-name="Ubuntu" officeooo:rsid="000ccf49" officeooo:paragraph-rsid="0012f447"/>
    </style:style>
    <style:style style:name="P24" style:family="paragraph" style:parent-style-name="Standard">
      <style:text-properties style:font-name="Ubuntu" officeooo:rsid="000ccf49" officeooo:paragraph-rsid="00139e37"/>
    </style:style>
    <style:style style:name="P25" style:family="paragraph" style:parent-style-name="Standard">
      <style:text-properties style:font-name="Ubuntu" officeooo:rsid="000eda9f" officeooo:paragraph-rsid="000eda9f"/>
    </style:style>
    <style:style style:name="P26" style:family="paragraph" style:parent-style-name="Standard">
      <style:text-properties style:font-name="Ubuntu" officeooo:rsid="000eda9f" officeooo:paragraph-rsid="00139e37"/>
    </style:style>
    <style:style style:name="P27" style:family="paragraph" style:parent-style-name="Standard">
      <style:text-properties style:font-name="Ubuntu" officeooo:rsid="00105703" officeooo:paragraph-rsid="00105703"/>
    </style:style>
    <style:style style:name="P28" style:family="paragraph" style:parent-style-name="Standard">
      <style:text-properties style:font-name="Ubuntu" officeooo:rsid="00105703" officeooo:paragraph-rsid="00139e37"/>
    </style:style>
    <style:style style:name="P29" style:family="paragraph" style:parent-style-name="Standard">
      <style:text-properties style:font-name="Ubuntu" officeooo:rsid="0010fa27" officeooo:paragraph-rsid="0010fa27"/>
    </style:style>
    <style:style style:name="P30" style:family="paragraph" style:parent-style-name="Standard">
      <style:text-properties style:font-name="Ubuntu" officeooo:rsid="00123e38" officeooo:paragraph-rsid="00123e38"/>
    </style:style>
    <style:style style:name="P31" style:family="paragraph" style:parent-style-name="Standard">
      <style:text-properties style:font-name="Ubuntu" officeooo:rsid="00123e38" officeooo:paragraph-rsid="0012f447"/>
    </style:style>
    <style:style style:name="P32" style:family="paragraph" style:parent-style-name="Standard">
      <style:text-properties style:font-name="Ubuntu" officeooo:rsid="00139e37" officeooo:paragraph-rsid="00139e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1717" style:font-weight-asian="normal" style:font-weight-complex="normal"/>
    </style:style>
    <style:style style:name="T4" style:family="text">
      <style:text-properties fo:font-weight="normal" officeooo:rsid="0010fa27" style:font-weight-asian="normal" style:font-weight-complex="normal"/>
    </style:style>
    <style:style style:name="T5" style:family="text">
      <style:text-properties fo:font-weight="normal" officeooo:rsid="00123e38" style:font-weight-asian="normal" style:font-weight-complex="normal"/>
    </style:style>
    <style:style style:name="T6" style:family="text">
      <style:text-properties officeooo:rsid="0006aa71"/>
    </style:style>
    <style:style style:name="T7" style:family="text">
      <style:text-properties officeooo:rsid="00087119"/>
    </style:style>
    <style:style style:name="T8" style:family="text">
      <style:text-properties officeooo:rsid="000b8b07"/>
    </style:style>
    <style:style style:name="T9" style:family="text">
      <style:text-properties officeooo:rsid="000e3b68"/>
    </style:style>
    <style:style style:name="T10" style:family="text">
      <style:text-properties officeooo:rsid="00105703"/>
    </style:style>
    <style:style style:name="T11" style:family="text">
      <style:text-properties officeooo:rsid="0010fa27"/>
    </style:style>
    <style:style style:name="T12" style:family="text">
      <style:text-properties officeooo:rsid="00123e38"/>
    </style:style>
    <style:style style:name="T13" style:family="text">
      <style:text-properties officeooo:rsid="0012f447"/>
    </style:style>
    <style:style style:name="T14" style:family="text">
      <style:text-properties officeooo:rsid="0013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Zelda LIKE</text:p>
      <text:p text:style-name="P3"/>
      <text:p text:style-name="P6">Scenario : </text:p>
      <text:p text:style-name="P6"/>
      <text:p text:style-name="P8">//nous sommes un gr<text:span text:style-name="T6">and héros</text:span> <text:span text:style-name="T6">un peu débile qui cherche la gloire et une princesse a sauver</text:span>//</text:p>
      <text:p text:style-name="P8"/>
      <text:p text:style-name="P2">Une qu<text:span text:style-name="T11">ê</text:span>te nous est proposé<text:span text:style-name="T11">e</text:span> par un <text:span text:style-name="T11">magicien</text:span> dans l<text:span text:style-name="T11">a guilde des aventuriers</text:span>, il nous <text:span text:style-name="T7">pro</text:span>met gloire et fortune,</text:p>
      <text:p text:style-name="P9"><text:span text:style-name="T11">O</text:span>n va chercher le grimoire <text:span text:style-name="T11">dans un donjon en tuant 2 monstres,</text:span></text:p>
      <text:p text:style-name="P5"><text:span text:style-name="T4">( </text:span><text:span text:style-name="T5">TUTORIEL : </text:span><text:span text:style-name="T4">a</text:span><text:span text:style-name="T3">pprendre a se deplacer / attaquer / </text:span><text:span text:style-name="T4">se defendre)</text:span><text:span text:style-name="T3"> </text:span></text:p>
      <text:p text:style-name="P30"><text:span text:style-name="T3">o</text:span><text:span text:style-name="T2">n accède ensuite au grimoire magique mais </text:span><text:span text:style-name="T3">lorsque l’on lui remet </text:span><text:span text:style-name="T2">le trésor,</text:span><text:span text:style-name="T3"> il n’honore pas sa parole et nous trahi,</text:span></text:p>
      <text:p text:style-name="P30"><text:span text:style-name="T3"/></text:p>
      <text:p text:style-name="P30"><text:span text:style-name="T3">//n</text:span><text:span text:style-name="T2">ous sommes transformés en une fée//</text:span></text:p>
      <text:p text:style-name="P7"><text:span text:style-name="T11">Magicien : </text:span>«<text:span text:style-name="T12">Naïf que tu es ! </text:span>je vais détruire le monde ! <text:s/>» </text:p>
      <text:p text:style-name="P7">il se téléporte en divulgant explicitement sa destination (château par ex) <text:s/><text:span text:style-name="T11">puis on s’evanouie </text:span></text:p>
      <text:p text:style-name="P7"/>
      <text:p text:style-name="P20">//On se r<text:span text:style-name="T12">é</text:span>veille dans une foret //</text:p>
      <text:p text:style-name="P20"><text:span text:style-name="T12">Un esprit cervidés vient nous parler (c’est un esprit guideur et nous explique la situation)</text:span></text:p>
      <text:p text:style-name="P19">« <text:span text:style-name="T8">Ce monde est dangereux pour les fées, tu devrai partir le plus tot possible » </text:span></text:p>
      <text:p text:style-name="P30">On se met en quête du magicien afin de se venger</text:p>
      <text:p text:style-name="P30"/>
      <text:p text:style-name="P30">// //</text:p>
      <text:p text:style-name="P21"/>
      <text:p text:style-name="P21">Péripétie(plusieurs petits boss)</text:p>
      <text:p text:style-name="P21"/>
      <text:p text:style-name="P21">le boss : le clochard original avec son bouquin </text:p>
      <text:p text:style-name="P21"/>
      <text:p text:style-name="P10">but : retrouver son apparence, neutraliser le gars</text:p>
      <text:p text:style-name="P21"/>
      <text:p text:style-name="P21"><text:span text:style-name="T1">mécanismes</text:span></text:p>
      <text:p text:style-name="P21"><text:span text:style-name="T1"/></text:p>
      <text:p text:style-name="P22">deplacement : <text:span text:style-name="T13">ZQSD ou</text:span> fleche directionnelle <text:s/></text:p>
      <text:p text:style-name="P23"><text:span text:style-name="T13">Action primaire: </text:span>click gauche  / <text:span text:style-name="T13">J</text:span></text:p>
      <text:p text:style-name="P23"><text:span text:style-name="T13">Action secondaire : </text:span>click droit / <text:span text:style-name="T13">K</text:span></text:p>
      <text:p text:style-name="P25">changement d’arme/sort &gt;: A</text:p>
      <text:p text:style-name="P25">changement d’arme/sort &lt; : <text:span text:style-name="T13">E</text:span></text:p>
      <text:p text:style-name="P22"/>
      <text:p text:style-name="P31">vitesse de déplacement : 2 cases par seconde </text:p>
      <text:p text:style-name="P31"/>
      <text:p text:style-name="P24">action <text:span text:style-name="T14">primaire </text:span>: attaque / defen<text:span text:style-name="T14">se</text:span> </text:p>
      <text:p text:style-name="P24"><text:span text:style-name="T14">(</text:span>si on a un bouclier <text:span text:style-name="T9">qui a une jauge qui se recharge en fonction du temps et qui peut etre actif qu’un certain lapse de temps )</text:span></text:p>
      <text:p text:style-name="P16">jauge de bouclier <text:span text:style-name="T14">avec palier </text:span></text:p>
      <text:p text:style-name="P14">jauge de puissance <text:span text:style-name="T14">avec palier </text:span>qui se charge en fonction des dégats infligés aux ennemis </text:p>
      <text:p text:style-name="P14"/>
      <text:p text:style-name="P15">projectile s’écrase sur les murs ou alors portee </text:p>
      <text:p text:style-name="P15">projectil avec vitesse </text:p>
      <text:p text:style-name="P15"/>
      <text:p text:style-name="P15"/>
      <text:p text:style-name="P15"><text:soft-page-break/>lancer des objets </text:p>
      <text:p text:style-name="P15">parler</text:p>
      <text:p text:style-name="P15"/>
      <text:p text:style-name="P1"><text:span text:style-name="T1"/></text:p>
      <text:p text:style-name="P4">items </text:p>
      <text:p text:style-name="P12">bottes pour se deplacer plus vite </text:p>
      <text:p text:style-name="P12">armes :<text:span text:style-name="T9">[</text:span> <text:span text:style-name="T9">épée attaque la case devant perso</text:span></text:p>
      <text:p text:style-name="P13">lance attaque <text:s/>jus’qua 3 cases devant perso</text:p>
      <text:p text:style-name="P13">arc tire devant le perso, fleche disparaît en selon la distance ( upgrade augmente la portee)</text:p>
      <text:p text:style-name="P13">hache attaque 3 cases devant perso mais en ligne]</text:p>
      <text:p text:style-name="P11"/>
      <text:p text:style-name="P18">bombe : détruit les décors possibles </text:p>
      <text:p text:style-name="P18">bouclier : qui réduit les dégats </text:p>
      <text:p text:style-name="P18"/>
      <text:p text:style-name="P17">Héro :</text:p>
      <text:p text:style-name="P17">HP : 10</text:p>
      <text:p text:style-name="P17">dégat:3</text:p>
      <text:p text:style-name="P1"/>
      <text:p text:style-name="P1"><text:span text:style-name="T1">ennemis</text:span> </text:p>
      <text:p text:style-name="P1"/>
      <text:p text:style-name="P32">tous les ennemis font des dégats au contact -0,5 HP</text:p>
      <text:p text:style-name="P32"/>
      <text:p text:style-name="P32"/>
      <text:p text:style-name="P25">Ennemi 1 : peut ralentir</text:p>
      <text:p text:style-name="P32">HP : 15</text:p>
      <text:p text:style-name="P32">dégat : -0,5</text:p>
      <text:p text:style-name="P32">vitesse : 3c/s</text:p>
      <text:p text:style-name="P32"/>
      <text:p text:style-name="P25">Ennemi 2 : vulnérable qu’à certain moments <text:span text:style-name="T14">cycle tire des projectiles</text:span></text:p>
      <text:p text:style-name="P26"><text:span text:style-name="T14">HP :10</text:span><text:tab/></text:p>
      <text:p text:style-name="P32">dégat : -1</text:p>
      <text:p text:style-name="P32">vitesse : (0c/s immobile)</text:p>
      <text:p text:style-name="P32"/>
      <text:p text:style-name="P27">ennemi 3 : <text:span text:style-name="T14">dégat infligés sur les cases autour de l’ennemi</text:span></text:p>
      <text:p text:style-name="P32">HP :10</text:p>
      <text:p text:style-name="P32">dégat : -1</text:p>
      <text:p text:style-name="P32">vitesse : 2c/s</text:p>
      <text:p text:style-name="P32"/>
      <text:p text:style-name="P27">ennemi 4 : attaque toute la ligne devant lui </text:p>
      <text:p text:style-name="P28"><text:span text:style-name="T14">HP :</text:span> <text:span text:style-name="T14">15</text:span></text:p>
      <text:p text:style-name="P32">dégat : -1</text:p>
      <text:p text:style-name="P32">vitesse : 2c/s</text:p>
      <text:p text:style-name="P32"/>
      <text:p text:style-name="P30">ennemi 5 :<text:span text:style-name="T14">Deplacement</text:span> cavalier</text:p>
      <text:p text:style-name="P32">HP :20</text:p>
      <text:p text:style-name="P32">dégat : -0,5</text:p>
      <text:p text:style-name="P32">vitesse : 3/s</text:p>
      <text:p text:style-name="P32"/>
      <text:p text:style-name="P26">Ennemi 2 : <text:span text:style-name="T10">tire des projectiles</text:span></text:p>
      <text:p text:style-name="P26"><text:span text:style-name="T14">HP :10</text:span><text:tab/></text:p>
      <text:p text:style-name="P32">dégat : -1</text:p>
      <text:p text:style-name="P32"><text:soft-page-break/>vitesse : <text:s/>2c/s</text:p>
      <text:p text:style-name="P32"/>
      <text:p text:style-name="P32"/>
      <text:p text:style-name="P28">Boss :tire des projectiles</text:p>
      <text:p text:style-name="P32">HP :100</text:p>
      <text:p text:style-name="P32">dégat :</text:p>
      <text:p text:style-name="P28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0:33:17.817153694</meta:creation-date>
    <dc:date>2018-05-04T16:55:54.202096180</dc:date>
    <meta:editing-duration>PT1H26M1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73" meta:word-count="476" meta:character-count="2560" meta:non-whitespace-character-count="2129"/>
  </office:meta>
</office:document-meta>
</file>